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text-align="start" style:justify-single-word="false"/>
      <style:text-properties officeooo:rsid="0019cd63" officeooo:paragraph-rsid="0019cd63"/>
    </style:style>
    <style:style style:name="P2" style:family="paragraph" style:parent-style-name="Standard">
      <style:paragraph-properties fo:text-align="center" style:justify-single-word="false"/>
      <style:text-properties style:font-name="Liberation Serif" fo:font-size="20pt" officeooo:rsid="0020dd19" officeooo:paragraph-rsid="0020dd19" style:font-size-asian="20pt" style:font-size-complex="20pt"/>
    </style:style>
    <style:style style:name="P3" style:family="paragraph" style:parent-style-name="Standard">
      <style:paragraph-properties fo:text-align="center" style:justify-single-word="false"/>
      <style:text-properties style:font-name="Liberation Serif" fo:font-size="14pt" officeooo:rsid="0020dd19" officeooo:paragraph-rsid="0020dd19" style:font-size-asian="12.25pt" style:font-size-complex="14pt"/>
    </style:style>
    <style:style style:name="P4" style:family="paragraph" style:parent-style-name="Standard">
      <style:text-properties style:font-name="Liberation Serif" fo:font-size="12pt" style:font-size-asian="12pt" style:font-size-complex="12pt"/>
    </style:style>
    <style:style style:name="P5" style:family="paragraph" style:parent-style-name="Standard">
      <style:paragraph-properties fo:text-align="center" style:justify-single-word="false"/>
      <style:text-properties style:font-name="Liberation Serif" fo:font-size="12pt" officeooo:rsid="0012ff30" officeooo:paragraph-rsid="002099cf" style:font-size-asian="12pt" style:font-size-complex="12pt"/>
    </style:style>
    <style:style style:name="P6" style:family="paragraph" style:parent-style-name="Standard">
      <style:text-properties style:font-name="Liberation Serif" fo:font-size="12pt" officeooo:rsid="0012ff30" officeooo:paragraph-rsid="0012ff30" style:font-size-asian="12pt" style:font-size-complex="12pt"/>
    </style:style>
    <style:style style:name="P7" style:family="paragraph" style:parent-style-name="Standard">
      <style:paragraph-properties fo:line-height="200%" fo:text-align="start" style:justify-single-word="false"/>
      <style:text-properties style:font-name="Liberation Serif" fo:font-size="12pt" officeooo:rsid="0012ff30" officeooo:paragraph-rsid="002099cf" style:font-size-asian="12pt" style:font-size-complex="12pt"/>
    </style:style>
    <style:style style:name="P8" style:family="paragraph" style:parent-style-name="Standard">
      <style:paragraph-properties fo:text-align="start" style:justify-single-word="false"/>
      <style:text-properties style:font-name="Liberation Serif" fo:font-size="12pt" officeooo:rsid="000cca47" officeooo:paragraph-rsid="000cca47" style:font-size-asian="12pt" style:font-size-complex="12pt"/>
    </style:style>
    <style:style style:name="P9" style:family="paragraph" style:parent-style-name="Standard">
      <style:paragraph-properties fo:text-align="start" style:justify-single-word="false"/>
      <style:text-properties style:font-name="Liberation Serif" fo:font-size="12pt" officeooo:rsid="0011ba71" officeooo:paragraph-rsid="0011ba71" style:font-size-asian="12pt" style:font-size-complex="12pt"/>
    </style:style>
    <style:style style:name="P10" style:family="paragraph" style:parent-style-name="Standard">
      <style:paragraph-properties fo:text-align="center" style:justify-single-word="false"/>
      <style:text-properties style:font-name="Liberation Serif" fo:font-size="12pt" officeooo:rsid="002099cf" officeooo:paragraph-rsid="002099cf" style:font-size-asian="12pt" style:font-size-complex="12pt"/>
    </style:style>
    <style:style style:name="P11" style:family="paragraph" style:parent-style-name="Standard">
      <style:text-properties style:font-name="Liberation Serif" fo:font-size="12pt" officeooo:rsid="00193b97" officeooo:paragraph-rsid="00193b97" style:font-size-asian="12pt" style:font-size-complex="12pt"/>
    </style:style>
    <style:style style:name="P12" style:family="paragraph" style:parent-style-name="Standard">
      <style:paragraph-properties fo:line-height="200%" fo:text-align="start" style:justify-single-word="false"/>
      <style:text-properties style:font-name="Liberation Serif" fo:font-size="12pt" officeooo:paragraph-rsid="0011ba71" style:font-size-asian="12pt" style:font-size-complex="12pt"/>
    </style:style>
    <style:style style:name="P13" style:family="paragraph" style:parent-style-name="Standard">
      <style:paragraph-properties fo:line-height="200%" fo:text-align="start" style:justify-single-word="false"/>
      <style:text-properties style:font-name="Liberation Serif" fo:font-size="12pt" officeooo:paragraph-rsid="001d4396" style:font-size-asian="12pt" style:font-size-complex="12pt"/>
    </style:style>
    <style:style style:name="P14" style:family="paragraph" style:parent-style-name="Standard">
      <style:paragraph-properties fo:text-align="center" style:justify-single-word="false"/>
      <style:text-properties style:font-name="Liberation Serif" fo:font-size="12pt" officeooo:rsid="00234e4e" officeooo:paragraph-rsid="00234e4e" style:font-size-asian="12pt" style:font-size-complex="12pt"/>
    </style:style>
    <style:style style:name="P15" style:family="paragraph" style:parent-style-name="Standard">
      <style:paragraph-properties fo:line-height="200%" fo:text-align="start" style:justify-single-word="false" fo:break-before="page"/>
      <style:text-properties style:font-name="Liberation Serif" fo:font-size="12pt" officeooo:rsid="0012ff30" officeooo:paragraph-rsid="002099cf" style:font-size-asian="12pt" style:font-size-complex="12pt"/>
    </style:style>
    <style:style style:name="P16" style:family="paragraph" style:parent-style-name="Standard">
      <style:paragraph-properties fo:text-align="center" style:justify-single-word="false" fo:break-before="page"/>
      <style:text-properties style:font-name="Liberation Serif" fo:font-size="12pt" officeooo:rsid="0013e757" officeooo:paragraph-rsid="0013e757" style:font-size-asian="12pt" style:font-size-complex="12pt"/>
    </style:style>
    <style:style style:name="P17" style:family="paragraph" style:parent-style-name="Standard" style:master-page-name="First_20_Page">
      <style:paragraph-properties fo:text-align="center" style:justify-single-word="false" style:page-number="auto"/>
      <style:text-properties style:font-name="Liberation Serif" fo:font-size="12pt" officeooo:rsid="0012ff30" officeooo:paragraph-rsid="002099cf" style:font-size-asian="12pt" style:font-size-complex="12pt"/>
    </style:style>
    <style:style style:name="P18" style:family="paragraph" style:parent-style-name="Standard">
      <style:text-properties style:font-name="Liberation Serif" fo:font-size="12pt" fo:font-style="normal" officeooo:rsid="001c20c7" officeooo:paragraph-rsid="00193b97" style:font-size-asian="12pt" style:font-style-asian="normal" style:font-size-complex="12pt" style:font-style-complex="normal"/>
    </style:style>
    <style:style style:name="T1" style:family="text">
      <style:text-properties officeooo:rsid="0024e23e"/>
    </style:style>
    <style:style style:name="T2" style:family="text">
      <style:text-properties officeooo:rsid="0011ba71"/>
    </style:style>
    <style:style style:name="T3" style:family="text">
      <style:text-properties style:text-position="super 58%" officeooo:rsid="0011ba71"/>
    </style:style>
    <style:style style:name="T4" style:family="text">
      <style:text-properties style:text-position="super 58%" officeooo:rsid="0015b6ee"/>
    </style:style>
    <style:style style:name="T5" style:family="text">
      <style:text-properties style:text-position="super 58%" fo:font-style="normal" officeooo:rsid="001a5a54" style:font-style-asian="normal" style:font-style-complex="normal"/>
    </style:style>
    <style:style style:name="T6" style:family="text">
      <style:text-properties style:text-position="super 58%" fo:font-style="normal" officeooo:rsid="001d4396" style:font-style-asian="normal" style:font-style-complex="normal"/>
    </style:style>
    <style:style style:name="T7" style:family="text">
      <style:text-properties style:text-position="super 58%" fo:font-style="normal" officeooo:rsid="001ee73b" style:font-style-asian="normal" style:font-style-complex="normal"/>
    </style:style>
    <style:style style:name="T8" style:family="text">
      <style:text-properties fo:font-style="normal" officeooo:rsid="0019cd63" style:font-style-asian="normal" style:font-style-complex="normal"/>
    </style:style>
    <style:style style:name="T9" style:family="text">
      <style:text-properties fo:font-style="normal" officeooo:rsid="001a5a54" style:font-style-asian="normal" style:font-style-complex="normal"/>
    </style:style>
    <style:style style:name="T10" style:family="text">
      <style:text-properties fo:font-style="normal" officeooo:rsid="001c20c7" style:font-style-asian="normal" style:font-style-complex="normal"/>
    </style:style>
    <style:style style:name="T11" style:family="text">
      <style:text-properties fo:font-style="normal" officeooo:rsid="001d4396" style:font-style-asian="normal" style:font-style-complex="normal"/>
    </style:style>
    <style:style style:name="T12" style:family="text">
      <style:text-properties fo:font-style="normal" officeooo:rsid="001ee73b" style:font-style-asian="normal" style:font-style-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officeooo:rsid="000cca47"/>
    </style:style>
    <style:style style:name="T15" style:family="text">
      <style:text-properties officeooo:rsid="0012ff30"/>
    </style:style>
    <style:style style:name="T16" style:family="text">
      <style:text-properties fo:font-style="italic" style:font-style-asian="italic" style:font-style-complex="italic"/>
    </style:style>
    <style:style style:name="T17" style:family="text">
      <style:text-properties fo:font-style="italic" officeooo:rsid="0019cd63" style:font-style-asian="italic" style:font-style-complex="italic"/>
    </style:style>
    <style:style style:name="T18" style:family="text">
      <style:text-properties fo:font-style="italic" officeooo:rsid="001c20c7" style:font-style-asian="italic" style:font-style-complex="italic"/>
    </style:style>
    <style:style style:name="T19" style:family="text">
      <style:text-properties officeooo:rsid="0015b6ee"/>
    </style:style>
    <style:style style:name="T20" style:family="text">
      <style:text-properties officeooo:rsid="001a5a54"/>
    </style:style>
    <style:style style:name="T21" style:family="text">
      <style:text-properties officeooo:rsid="001c20c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tab/></text:p>
      <text:p text:style-name="P5"/>
      <text:p text:style-name="P10"/>
      <text:p text:style-name="P10"/>
      <text:p text:style-name="P10"/>
      <text:p text:style-name="P10"/>
      <text:p text:style-name="P10"/>
      <text:p text:style-name="P10"/>
      <text:p text:style-name="P10"/>
      <text:p text:style-name="P10"/>
      <text:p text:style-name="P2">The USA Patriot Act and Constitutional Liberties</text:p>
      <text:p text:style-name="P3"/>
      <text:p text:style-name="P10"/>
      <text:p text:style-name="P10">Solomon Greenberg</text:p>
      <text:p text:style-name="P14">2016/05/10</text:p>
      <text:p text:style-name="P14">Social Studies 10 — Weber</text:p>
      <text:p text:style-name="P14">Period 7</text:p>
      <text:p text:style-name="P15"/>
      <text:p text:style-name="P7"><text:tab/>In October 2001, Congress passed the controversial USA PATRIOT Act, a “backronym” that stands for “Uniting and Strengthening America by Providing Appropriate Tools Required to Intercept and Obstruct Terrorism Act of 2001.” (US Congress) The act was quickly passed in response to the infamous 9/11 terrorist acts the previous month, but many questioned the judgment and constitutionalism of the act. <text:span text:style-name="T20">Purportedly, the Patriot Act would increase prison sentences for terrorists, allow more comprehensive search warrants, and provide better ways of fighting biological attacks. However, the Patriot Act additionally allows an increase in wiretapping and overall looser regulations on warrants. Despite President George Bush saying that “It upholds and respects the civil liberties guaranteed by our constitution” (Bush 2001), it can easily be seen as a breach of constitutional rights. As well, critics argue that it has actually not lead to a single terrorist being caught — that is, one who was not already under investigation resulting from existing, classical surveillance methods. As such, it can be said that the USA Patriot Act of 2001 is a nearly direct violation of fundamental civil liberties, as well as an ineffective and inefficient bill.</text:span></text:p>
      <text:p text:style-name="P12"><text:span text:style-name="T14"><text:tab/>By far, the biggest breach of amendment rights is that of the 4</text:span><text:span text:style-name="T3">th</text:span><text:span text:style-name="T2"> amendment. The 4</text:span><text:span text:style-name="T3">th</text:span><text:span text:style-name="T2"> amendment gives the right to be protected against searches and seizures without a valid cause or warrant, particularly stating “The right of the people to be secure… </text:span>against unreasonable searches and seizures… <text:span text:style-name="T2">and no Warrants shall issue, but upon probable cause, supported by Oath or affirmation, and particularly describing the place to be searched, and the persons or things to be seized. (Constitution Amd. IV)” However, the Patriot Act allows for indiscriminate bulk datatapping and collection (Wyden paragraph 16), a violation of the 4</text:span><text:span text:style-name="T3">th</text:span><text:span text:style-name="T2"> amendment (Cornell, </text:span><text:soft-page-break/><text:span text:style-name="T2">Legal Information Institute). In addition, many dubious searches have occurred as a result of the Patriot Act, including those under so-called “Sneak and Peek” searches, secret searches of homes and offices where the owner is only notified after the search, including notification of any assets or electronic information seized.</text:span></text:p>
      <text:p text:style-name="P12"><text:tab/><text:span text:style-name="T19">However, it would be possible to excuse these transgressions if not for the fact that the USA Patriot Act is inexcusably inefficient and ineffective. Hundreds of millions of dollars have been allocated to it (107</text:span><text:span text:style-name="T4">th</text:span><text:span text:style-name="T19"> Congress H.R.3162 Section 103). One of the Patriot Act’s biggest tools is the NSL, or National Security Letter, a form of subpoena. Despite all the funding, out of over 192,000 NSLs issued, only a </text:span><text:span text:style-name="T17">single conviction</text:span><text:span text:style-name="T8"> resulted, i.e. a 0.0005% success rate, and said conviction was of a drug-related crime. This rate is frankly inexcusable for a fully funded and ratified government bill, showing just how inefficient the bill is overall. In fact, not a single terrorist has been caught as a result of the Patriot Act! It was used in the surveillance of one, but said terrorist was actually under traditional surveillance and detected using traditional means before the Patriot Act had anything to do with the matter.</text:span></text:p>
      <text:p text:style-name="P13"><text:span text:style-name="T8"><text:tab/></text:span><text:span text:style-name="T9">As well as enabling the transgression of the 4</text:span><text:span text:style-name="T5">th</text:span><text:span text:style-name="T9"> amendment, the USA Patriot Act gives grounds to violate the 1</text:span><text:span text:style-name="T5">st</text:span><text:span text:style-name="T9"> amendment as well. The 1</text:span><text:span text:style-name="T5">st</text:span><text:span text:style-name="T9"> gives the right of freedom of speech and expression. Under the USA Patriot Act, there are what are known as “gag orders.” These orders usually accompany </text:span><text:span text:style-name="T10">NSLs, and federally forbid and censor any speech about a certain specified topic and/or subpoena. </text:span><text:span text:style-name="T11">With the first amendment giving freedom of speech, this is a pretty clear violation of it, with Judge Victor Marrero agreeing that “the... automatic, absolute, and permanent gag order violated the First Amendment (Herman 156).” As well under the Patriot Act are the clauses attempting to restrict financial support to organisms supporting terrorism. </text:span><text:soft-page-break/><text:span text:style-name="T11">However, this can backfire in the way that donators to charities and </text:span><text:span text:style-name="T12">charitable</text:span><text:span text:style-name="T11"> organizations can actually be held responsible for said organization’s actions (Herman 51). </text:span></text:p>
      <text:p text:style-name="P13"><text:span text:style-name="T11"><text:tab/></text:span><text:span text:style-name="T12">Overall, we can see that not only was the USA Patriot Act of 2001 a disastrous failure in terms of effectiveness, it was also a gross breach of Americans’ constitutional rights. With the Patriot Act being rushed through congress, pushed by the ever-present shock from the 9/11 attacks, the wisdom of the bill can be debated, with the broad data collection and gag orders almost directly violating the 4</text:span><text:span text:style-name="T7">st</text:span><text:span text:style-name="T12"> and 1</text:span><text:span text:style-name="T7">st</text:span><text:span text:style-name="T12"> amendments, respectively. Throughout, the USA Patriot Act was a panic-driven bill aimed at taking fundamental rights and liberties in a desperate trade-off for security and safety, overall pushing the United States towards a degradation of both.</text:span></text:p>
      <text:p text:style-name="P16">Works Cited:</text:p>
      <text:p text:style-name="P8"/>
      <text:p text:style-name="P8">US Congress. "107th Congress Public Law 56." United States Government Publishing Office. United States, 2001. Web. 03 May 2016.</text:p>
      <text:p text:style-name="P8"/>
      <text:p text:style-name="P9">U.S. Constitution. Amend. IV. <text:span text:style-name="T15">11 May 2016</text:span></text:p>
      <text:p text:style-name="P9"/>
      <text:p text:style-name="P6">"Electronic Surveillance." <text:span text:style-name="T16">LII / Legal Information Institute</text:span>. Cornell School of Law. Web. 11 May 2016.</text:p>
      <text:p text:style-name="P6"/>
      <text:p text:style-name="P4">Ron Wyden Senator for Oregon. <text:span text:style-name="T16">In Speech, Wyden Says Official Interpretations of Patriot Act Must Be Made Public</text:span>. <text:span text:style-name="T13">Senator.gov</text:span>. US Senate, 26 May 2011. Web. 10 May 2016.</text:p>
      <text:p text:style-name="P4"/>
      <text:p text:style-name="P11">United States. Cong. House - Judiciary; Intelligence (Permanent); Financial Services; International Relations; Energy and Commerce; Education and the Workforce; Transportation and Infrastructure; Armed Services. <text:span text:style-name="T16">H.R.3162 - Uniting and Strengthening America by Providing Appropriate Tools Required to Intercept and Obstruct Terrorism (USA PATRIOT ACT) Act of 2001</text:span>. By Sensenbrenner F. James. 107th Cong. Cong H.R.3162. S.l.: S.n., 2001. Print.</text:p>
      <text:p text:style-name="P11"/>
      <text:p text:style-name="P11">“<text:span text:style-name="T21">President Bush Signs Anti-Terrorism Bill,” </text:span><text:span text:style-name="T18">PBS Newshour</text:span><text:span text:style-name="T10">, 26 October 2001, Accessed 24 April 2016</text:span></text:p>
      <text:p text:style-name="P18"/>
      <text:p text:style-name="P11"><text:span text:style-name="T11">Herman, Susan N, “Taking Liberties: The War on Terror and the Erosion of American Democracy,” Oxford, Oxford University Press, 1</text:span><text:span text:style-name="T6">st</text:span><text:span text:style-name="T11"> edition, 2011, Print, Accessed 25 April 20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officeooo:rsid="0019cd63" officeooo:paragraph-rsid="0019cd63"/>
    </style:style>
    <style:style style:name="MT1" style:family="text">
      <style:text-properties officeooo:rsid="0024e23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Greenberg </text:span><text:span text:style-name="MT1"><text:page-number text:select-page="current">5</text:page-number></text:span><text:span text:style-name="MT1"><text:tab/> <text:s text:c="116"/>2016/05/10</text:span></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9T16:17:10.544225146</meta:creation-date>
    <dc:date>2016-05-10T23:42:14.916802480</dc:date>
    <meta:editing-duration>PT47M41S</meta:editing-duration>
    <meta:editing-cycles>12</meta:editing-cycles>
    <meta:generator>LibreOffice/5.1.2.2.0$Linux_X86_64 LibreOffice_project/10m0$Build-2</meta:generator>
    <meta:document-statistic meta:table-count="0" meta:image-count="0" meta:object-count="0" meta:page-count="5" meta:paragraph-count="20" meta:word-count="935" meta:character-count="6139" meta:non-whitespace-character-count="5097"/>
  </office:meta>
</office:document-meta>
</file>